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XPathExpression.assign( ObjectModel objectModel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Expression.iterate( ObjectModel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VariableAdapter.declareVariabl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Adapter.get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Expression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Expression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Expression.getNode( ObjectModel objectMod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XPathExpression.ge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Adapter.VariableAdapter( ObjectModel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Expression.JXPathExpression( String language ,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riableAdapter.isDeclared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Expression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Expression.setProperty( String propert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iableAdapter.undeclare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Expression.getContext( ObjectModel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XPathExpression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Expression.evaluate( ObjectModel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